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wiss" style:font-pitch="variable"/>
    <style:font-face style:name="Droid Sans Mono" svg:font-family="'Droid Sans Mono'" style:font-family-generic="swiss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3">
      <style:text-properties fo:font-size="11pt" style:font-size-asian="11pt" style:font-size-complex="11pt"/>
    </style:style>
    <style:style style:name="P3" style:family="paragraph" style:parent-style-name="Heading_20_4">
      <style:text-properties fo:font-size="11pt" fo:font-style="normal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F"/>
    </style:style>
    <style:style style:name="P7" style:family="paragraph" style:parent-style-name="Standard">
      <style:paragraph-properties fo:text-align="start" style:justify-single-word="false"/>
      <style:text-properties style:font-name="F" style:font-name-asian="F"/>
    </style:style>
    <style:style style:name="P8" style:family="paragraph" style:parent-style-name="Standard">
      <style:paragraph-properties fo:text-align="start" style:justify-single-word="false"/>
      <style:text-properties style:font-name="F" officeooo:paragraph-rsid="001dc5d0" style:font-name-asian="F"/>
    </style:style>
    <style:style style:name="P9" style:family="paragraph" style:parent-style-name="Standard">
      <style:paragraph-properties fo:text-align="start" style:justify-single-word="false"/>
      <style:text-properties style:font-name="F" officeooo:rsid="001dc5d0" officeooo:paragraph-rsid="001dc5d0" style:font-name-asian="F"/>
    </style:style>
    <style:style style:name="T1" style:family="text">
      <style:text-properties officeooo:rsid="001dc5d0"/>
    </style:style>
    <style:style style:name="T2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基礎数値解析</text:h>
      <text:p text:style-name="P4">B243283　山川晃資</text:p>
      <text:p text:style-name="P5"/>
      <text:h text:style-name="P3" text:outline-level="4">初期条件</text:h>
      <text:p text:style-name="P5">初期条件は、<text:span text:style-name="T1">(xr,xl)の絶対値が1より小さい必要がある。</text:span></text:p>
      <text:p text:style-name="P5"/>
      <text:p text:style-name="P5">絶対誤差は<text:span text:style-name="T1">前の段階の絶対誤差の1/2になる。例外は(xr, xl)の絶対値が同じか、極めて近い値であったときで、これは1回目の2分した値が真の値に近くなるためである。</text:span></text:p>
      <text:p text:style-name="P5"/>
      <text:p text:style-name="P5">1回目の絶対誤差が小さくなる様子</text:p>
      <text:p text:style-name="P5"/>
      <text:p text:style-name="P6">xl0 = -0.900000, xr0 = 0.870000</text:p>
      <text:p text:style-name="P6">Iteration = 1, solution = -0.015, error = 0.015 </text:p>
      <text:p text:style-name="P6">Iteration = 2, solution = 0.4275, error = 0.4275 </text:p>
      <text:p text:style-name="P6">Iteration = 3, solution = 0.20625, error = 0.20625</text:p>
      <text:p text:style-name="P6"/>
      <text:h text:style-name="P2" text:outline-level="3">収束の差</text:h>
      <text:p text:style-name="P8">xl0 = -0.900000, xr0 = 0.870000</text:p>
      <text:p text:style-name="P8">...</text:p>
      <text:p text:style-name="P7">Iteration = 50, solution = -8.39178e-16, error = 8.39178e-16 </text:p>
      <text:p text:style-name="P7">Iteration = 51, solution = -5.31402e-17, error = 5.31402e-17 </text:p>
      <text:p text:style-name="P7"/>
      <text:p text:style-name="P7">xl0 = -0.040000, xr0 = 0.010000</text:p>
      <text:p text:style-name="P7">…</text:p>
      <text:p text:style-name="P7">Iteration = 45, solution = -8.63754e-16, error = 8.63754e-16 </text:p>
      <text:p text:style-name="P7">Iteration = 46, solution = -1.53211e-16, error = 1.53211e-16</text:p>
      <text:p text:style-name="P7"/>
      <text:p text:style-name="P9">xl0とxr0が真の値に近いほど収束は少し早くなる。</text:p>
      <text:p text:style-name="P9"/>
      <text:h text:style-name="Heading_20_4" text:outline-level="4"><text:span text:style-name="T2">初期値の絶対値の差が大きい場合</text:span></text:h>
      <text:p text:style-name="P9">xl0:-0.001</text:p>
      <text:p text:style-name="P9">xr0:0.9</text:p>
      <text:p text:style-name="P9">Iteration = 1, solution = 0.4495, error = 0.4495 </text:p>
      <text:p text:style-name="P9">Iteration = 2, solution = 0.22425, error = 0.22425 </text:p>
      <text:p text:style-name="P9">Iteration = 3, solution = 0.111625, error = 0.111625</text:p>
      <text:p text:style-name="P9">…</text:p>
      <text:p text:style-name="P9">Iteration = 48, solution = 2.41217e-15, error = 2.41217e-15 </text:p>
      <text:p text:style-name="P9">Iteration = 49, solution = 8.11677e-16, error = 8.11677e-16 </text:p>
      <text:p text:style-name="P9">Iteration = 50, solution = 1.14279e-17, error = 1.14279e-17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wiss" style:font-pitch="variable"/>
    <style:font-face style:name="Droid Sans Mono" svg:font-family="'Droid Sans Mono'" style:font-family-generic="swiss"/>
    <style:font-face style:name="F" svg:font-family="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6:54:53.489596088</meta:creation-date>
    <dc:date>2024-07-12T17:13:28.873087635</dc:date>
    <meta:editing-duration>PT6M3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311" meta:character-count="1033" meta:non-whitespace-character-count="902"/>
  </office:meta>
</office:document-meta>
</file>